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rite an openmp program to find the maximum of n matrices using suitable clauses. ● Execute the program with different number of threads(1, 2, 4, 6, 8, 10, 12, 16, 20, 24, 28, 32, etc.) ● Draw the graph and calculate the parallel fraction.</text:p>
      <text:p text:style-name="Standard"/>
      <text:p text:style-name="Standard">1. The parallel fraction calculated for inefficient code is close to 0.832964004.</text:p>
      <text:p text:style-name="Standard">2. The parallel fraction calculated for improved code is close to 1.089619121.</text:p>
      <text:p text:style-name="Standard">3. The parallel fraction calculated for efficient code is close to 1.164741073.</text:p>
      <text:p text:style-name="Standard">4. The parallel fraction calculated for reduction clause is close to 1.08868164.</text:p>
      <text:p text:style-name="Standard"/>
      <text:p text:style-name="Standard">The optimised code for finding out maximum integer of all 10 matrices each of size 100*100 is third code which is the efficient one with parallel fraction 1.164741073.</text:p>
      <text:p text:style-name="Standard"/>
      <text:p text:style-name="Standard">P.S. - All three graphs are in the same excel file on different sheets named as “Inefficient”, “Improved”, “Efficient”, “Reduction”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WenQuanYi Micro Hei1" style:font-family-asian="'WenQuanYi Micro Hei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1" style:font-family-asian="'WenQuanYi Micro Hei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0:06:17.994080800</meta:creation-date>
    <dc:date>2018-09-12T00:24:03.708594500</dc:date>
    <meta:editing-cycles>4</meta:editing-cycles>
    <meta:editing-duration>PT14M13S</meta:editing-duration>
    <meta:document-statistic meta:table-count="0" meta:image-count="0" meta:object-count="0" meta:page-count="1" meta:paragraph-count="7" meta:word-count="140" meta:character-count="856" meta:non-whitespace-character-count="723"/>
    <meta:generator>LibreOffice/5.1.6.2$Linux_X86_64 LibreOffice_project/10m0$Build-2</meta:generator>
  </office:meta>
</office:document-meta>
</file>